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it had blanketed her too. It had come in through her open window, and the breezes that followed it were cool. All together, they sat in silence in her room, she listening to the distant sounds of passing cars, odd siren sounds, and the occasional neighbour who was a bit too loud, and it listening to her thoughts, her worries, and all those things that others didn't seem to understand. 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tiny applauses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teadily heating up milk. Since dark chocolate was too bitter for her taste, she sweetened things up with sugar until the flavour was to her liking. When all was said and done, she poured the drink into her favourite mug and went back to her room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What a good start to the day... Goodnight, Moon, and</text:span></text:p>
      <text:p text:style-name="Normal">“Hello, Sun.”</text:p>
      <text:p text:style-name="Normal">A bit of steam was rising from her mug, and the hot chocolate had a faint swee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thinking like tha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very few spices like dawn light and having nothing to do: it really brought out all the warmth and sweetness from her hot chocolate. And for as long as she could, before 7am came around and while her mug wasn't empty, she savoured every dro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just going to be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and how men should strive to be their own hope,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text:span text:style-name="T1">I see... So this is what it feels like to be a functioning member of society...</text:span> she thought as she was making her way out of the front door. Maybe she was starting to come around and become a good student. Maybe she would even start attending all classes seriously, from now on. Then, her grades would skyrocket and she would graduate top of her class and enter a world-renowned university. And from then on she would go on to become a doctor and discover a cure for cancer and subsequently get elected as president and solve world hunger and global warming. And eventually she would retire young and wealthy on one of her private tropical island with AIs serving her so she could keep social interactions to a minimum. It was neat little futures like that that she was imagining while rounding the corner to the bus stop, so of course it absolutely caught her off-guard to see <text:span text:style-name="T1">you </text:span>there.</text:p>
      <text:p text:style-name="Normal"/>
      <text:p text:style-name="P2">•••</text:p>
      <text:p text:style-name="Normal">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